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2.29cm" fo:min-width="3.3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5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131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131cm" fo:min-width="1.405cm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svg:stroke-color="#000000" draw:fill-color="#666666" draw:opacity="67%" draw:textarea-horizontal-align="justify" draw:textarea-vertical-align="middle" draw:auto-grow-height="false" fo:min-height="0.383cm" fo:min-width="0.369cm"/>
    </style:style>
    <style:style style:name="gr10" style:family="graphic" style:parent-style-name="standard">
      <style:graphic-properties draw:stroke="none" svg:stroke-color="#000000" draw:fill-color="#000000" draw:opacity="19%" draw:textarea-horizontal-align="justify" draw:textarea-vertical-align="middle" draw:auto-grow-height="false" fo:min-height="0.383cm" fo:min-width="0cm"/>
    </style:style>
    <style:style style:name="gr11" style:family="graphic" style:parent-style-name="standard">
      <style:graphic-properties draw:stroke="none" svg:stroke-color="#000000" draw:fill-color="#ffffff" draw:opacity="19%" draw:textarea-horizontal-align="justify" draw:textarea-vertical-align="middle" draw:auto-grow-height="false" fo:min-height="0.383cm" fo:min-width="0cm"/>
    </style:style>
    <style:style style:name="gr12" style:family="graphic" style:parent-style-name="standard">
      <style:graphic-properties svg:stroke-color="#000000" draw:fill-color="#99ffff" draw:textarea-horizontal-align="justify" draw:textarea-vertical-align="middle" draw:auto-grow-height="false" fo:min-height="0.012cm" fo:min-width="1.112cm" draw:shadow="hidden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29cm" fo:min-width="2.675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782cm" fo:min-width="0.145cm"/>
    </style:style>
    <style:style style:name="gr17" style:family="graphic" style:parent-style-name="standard">
      <style:graphic-properties svg:stroke-color="#000000" draw:fill-color="#ff3333" draw:textarea-horizontal-align="justify" draw:textarea-vertical-align="middle" draw:auto-grow-height="false" fo:min-height="1.528cm" fo:min-width="0.552cm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258cm" fo:min-width="0.262cm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1.782cm" fo:min-width="0.25cm"/>
    </style:style>
    <style:style style:name="gr21" style:family="graphic" style:parent-style-name="standard">
      <style:graphic-properties svg:stroke-color="#000000" draw:fill-color="#ff3333" draw:textarea-horizontal-align="justify" draw:textarea-vertical-align="middle" draw:auto-grow-height="false" fo:min-height="1.528cm" fo:min-width="0.403cm"/>
    </style:style>
    <style:style style:name="gr22" style:family="graphic" style:parent-style-name="objectwithoutfill">
      <style:graphic-properties svg:stroke-width="0.035cm" draw:marker-start="Circle" draw:marker-start-width="0.10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66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28cm" svg:stroke-color="#ff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000000" draw:fill-color="#66cc00" draw:textarea-horizontal-align="justify" draw:textarea-vertical-align="middle" draw:auto-grow-height="false" fo:min-height="0cm" fo:min-width="1.786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0cm" fo:min-width="1.378cm"/>
    </style:style>
    <style:style style:name="gr28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008cm"/>
    </style:style>
    <style:style style:name="gr29" style:family="graphic" style:parent-style-name="standard">
      <style:graphic-properties draw:textarea-horizontal-align="justify" draw:textarea-vertical-align="middle" draw:auto-grow-height="false" fo:min-height="1.528cm" fo:min-width="0.643cm"/>
    </style:style>
    <style:style style:name="gr30" style:family="graphic" style:parent-style-name="standard">
      <style:graphic-properties draw:fill-color="#9900ff" draw:textarea-horizontal-align="justify" draw:textarea-vertical-align="middle" draw:auto-grow-height="false" fo:min-height="1.528cm" fo:min-width="0cm"/>
    </style:style>
    <style:style style:name="gr31" style:family="graphic" style:parent-style-name="standard">
      <style:graphic-properties draw:fill-color="#ff3333" draw:textarea-horizontal-align="justify" draw:textarea-vertical-align="middle" draw:auto-grow-height="false" fo:min-height="1.528cm" fo:min-width="0cm"/>
    </style:style>
    <style:style style:name="P1" style:family="paragraph">
      <loext:graphic-properties draw:fill="none" draw:fill-color="#dddddd"/>
      <style:paragraph-properties fo:margin-left="0cm" fo:margin-right="0cm" fo:text-align="center" fo:text-indent="0cm"/>
      <style:text-properties fo:font-size="14pt"/>
    </style:style>
    <style:style style:name="P2" style:family="paragraph">
      <loext:graphic-properties draw:fill-color="#000000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color="#cc0000" fo:font-size="14pt" style:font-size-asian="8pt" style:font-size-complex="8pt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6666" draw:opacity="67%"/>
      <style:paragraph-properties fo:text-align="center"/>
    </style:style>
    <style:style style:name="P9" style:family="paragraph">
      <loext:graphic-properties draw:fill-color="#000000" draw:opacity="19%"/>
      <style:paragraph-properties fo:text-align="center"/>
    </style:style>
    <style:style style:name="P10" style:family="paragraph">
      <loext:graphic-properties draw:fill-color="#ffffff" draw:opacity="19%"/>
      <style:paragraph-properties fo:text-align="center"/>
    </style:style>
    <style:style style:name="P11" style:family="paragraph">
      <loext:graphic-properties draw:fill-color="#99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99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-color="#66cc00"/>
      <style:paragraph-properties fo:text-align="center"/>
    </style:style>
    <style:style style:name="P18" style:family="paragraph">
      <loext:graphic-properties draw:fill-color="#9900ff"/>
      <style:paragraph-properties fo:text-align="center"/>
    </style:style>
    <style:style style:name="T1" style:family="text">
      <style:text-properties fo:font-size="14pt" style:font-size-asian="8pt" style:font-size-complex="8pt"/>
    </style:style>
    <style:style style:name="T2" style:family="text">
      <style:text-properties style:text-position="0% 100%" fo:font-size="14pt" style:font-size-asian="8pt" style:font-size-complex="8pt"/>
    </style:style>
    <style:style style:name="T3" style:family="text">
      <style:text-properties style:text-position="-33% 58%" fo:font-size="14pt" style:font-size-asian="8pt" style:font-size-complex="8pt"/>
    </style:style>
    <style:style style:name="T4" style:family="text">
      <style:text-properties fo:color="#cc0000" style:text-position="0% 100%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811cm" svg:height="5.079cm" svg:x="2.268cm" svg:y="2.62cm" svg:viewBox="0 0 3812 5080" draw:points="1,3717 1,3716 1,1240 0,1240 0,0 3811,1240 3811,3716 3812,3716 3812,5080 4,3717">
          <text:p/>
        </draw:polygon>
        <draw:polygon draw:style-name="gr1" draw:text-style-name="P1" draw:layer="layout" svg:width="3.811cm" svg:height="5.079cm" svg:x="8.62cm" svg:y="2.62cm" svg:viewBox="0 0 3812 5080" draw:points="3811,3717 3811,3716 3811,1240 3812,1240 3812,0 1,1240 1,3716 0,3716 0,5080 3808,3717">
          <text:p/>
        </draw:polygon>
        <draw:custom-shape draw:style-name="gr2" draw:text-style-name="P2" draw:layer="layout" svg:width="0.127cm" svg:height="0.127cm" svg:x="11.16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3.413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382cm" svg:y1="7.107cm" svg:x2="11.222cm" svg:y2="7.107cm">
          <text:p/>
        </draw:line>
        <draw:line draw:style-name="gr3" draw:text-style-name="P3" draw:layer="layout" svg:x1="3.476cm" svg:y1="7.107cm" svg:x2="5.318cm" svg:y2="7.107cm">
          <text:p/>
        </draw:line>
        <draw:line draw:style-name="gr3" draw:text-style-name="P3" draw:layer="layout" svg:x1="6.08cm" svg:y1="7.107cm" svg:x2="8.62cm" svg:y2="7.107cm">
          <text:p/>
        </draw:line>
        <draw:custom-shape draw:style-name="gr2" draw:text-style-name="P2" draw:layer="layout" svg:width="0.127cm" svg:height="0.127cm" svg:x="7.292cm" svg:y="2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349cm" svg:y1="2.432cm" svg:x2="8.633cm" svg:y2="3.983cm">
          <text:p/>
        </draw:line>
        <draw:line draw:style-name="gr3" draw:text-style-name="P3" draw:layer="layout" svg:x1="10.271cm" svg:y1="5.959cm" svg:x2="11.223cm" svg:y2="7.108cm">
          <text:p/>
        </draw:line>
        <draw:line draw:style-name="gr4" draw:text-style-name="P3" draw:layer="layout" svg:x1="8.62cm" svg:y1="3.966cm" svg:x2="10.271cm" svg:y2="5.96cm">
          <text:p/>
        </draw:line>
        <draw:line draw:style-name="gr4" draw:text-style-name="P3" draw:layer="layout" svg:x1="5.318cm" svg:y1="7.107cm" svg:x2="6.08cm" svg:y2="7.107cm">
          <text:p/>
        </draw:line>
        <draw:line draw:style-name="gr4" draw:text-style-name="P3" draw:layer="layout" svg:x1="8.62cm" svg:y1="7.107cm" svg:x2="9.382cm" svg:y2="7.107cm">
          <text:p/>
        </draw:line>
        <draw:line draw:style-name="gr3" draw:text-style-name="P3" draw:layer="layout" svg:x1="7.349cm" svg:y1="2.433cm" svg:x2="6.08cm" svg:y2="3.964cm">
          <text:p/>
        </draw:line>
        <draw:line draw:style-name="gr3" draw:text-style-name="P3" draw:layer="layout" svg:x1="4.429cm" svg:y1="5.959cm" svg:x2="3.477cm" svg:y2="7.107cm">
          <text:p/>
        </draw:line>
        <draw:line draw:style-name="gr4" draw:text-style-name="P3" draw:layer="layout" svg:x1="6.082cm" svg:y1="3.964cm" svg:x2="4.429cm" svg:y2="5.959cm">
          <text:p/>
        </draw:line>
        <draw:line draw:style-name="gr5" draw:text-style-name="P3" draw:layer="layout" svg:x1="5.647cm" svg:y1="7.532cm" svg:x2="2.268cm" svg:y2="3.169cm">
          <text:p/>
        </draw:line>
        <draw:line draw:style-name="gr5" draw:text-style-name="P3" draw:layer="layout" svg:x1="9.17cm" svg:y1="7.515cm" svg:x2="12.432cm" svg:y2="2.908cm">
          <text:p/>
        </draw:line>
        <draw:custom-shape draw:style-name="gr6" draw:text-style-name="P5" draw:layer="layout" svg:width="0.381cm" svg:height="0.381cm" svg:x="7.16cm" svg:y="1.857cm">
          <text:p text:style-name="P4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381cm" svg:x="3.286cm" svg:y="7.192cm">
          <text:p text:style-name="P4"><text:span text:style-name="T2">c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381cm" svg:x="11.033cm" svg:y="7.192cm">
          <text:p text:style-name="P4"><text:span text:style-name="T2">c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66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4.623cm" svg:y="5.735cm">
          <text:p text:style-name="P4"><text:span text:style-name="T2">p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256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5.287cm" svg:y="6.581cm">
          <text:p text:style-name="P4"><text:span text:style-name="T2">e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0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9.705cm" svg:y="5.666cm">
          <text:p text:style-name="P4"><text:span text:style-name="T2">p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409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9.048cm" svg:y="6.554cm">
          <text:p text:style-name="P4"><text:span text:style-name="T2">e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05cm" svg:height="0.381cm" svg:x="3.032cm" svg:y="3.636cm">
          <text:p text:style-name="P4"><text:span text:style-name="T4">Epipolar lin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8" draw:text-style-name="P7" draw:layer="layout" svg:width="1.27cm" svg:height="1.27cm" svg:x="4.298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3.11cm" svg:y="7.98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3.936cm" svg:y="7.9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3.182cm" svg:y="7.9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3.208cm" svg:y="7.961cm" svg:viewBox="0 0 683 30" svg:d="M0 30c70-18 195-30 342-30s271 12 341 30z">
          <text:p/>
        </draw:path>
        <draw:line draw:style-name="gr13" draw:text-style-name="P12" draw:layer="layout" svg:x1="3.54cm" svg:y1="8.366cm" svg:x2="6.461cm" svg:y2="5.445cm">
          <text:p/>
        </draw:line>
        <draw:line draw:style-name="gr13" draw:text-style-name="P12" draw:layer="layout" svg:x1="3.54cm" svg:y1="8.366cm" svg:x2="2.524cm" svg:y2="7.35cm">
          <text:p/>
        </draw:line>
        <draw:custom-shape draw:style-name="gr14" draw:text-style-name="P13" draw:layer="layout" svg:width="0.084cm" svg:height="0.084cm" svg:x="3.501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5.015cm" svg:y="7.98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5.841cm" svg:y="7.9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5.087cm" svg:y="7.9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5.113cm" svg:y="7.962cm" svg:viewBox="0 0 683 30" svg:d="M0 30c70-18 195-30 342-30s271 12 341 30z">
          <text:p/>
        </draw:path>
        <draw:line draw:style-name="gr13" draw:text-style-name="P12" draw:layer="layout" svg:x1="5.445cm" svg:y1="8.366cm" svg:x2="6.461cm" svg:y2="7.35cm">
          <text:p/>
        </draw:line>
        <draw:line draw:style-name="gr13" draw:text-style-name="P12" draw:layer="layout" svg:x1="5.445cm" svg:y1="8.366cm" svg:x2="2.524cm" svg:y2="5.445cm">
          <text:p/>
        </draw:line>
        <draw:custom-shape draw:style-name="gr14" draw:text-style-name="P13" draw:layer="layout" svg:width="0.084cm" svg:height="0.084cm" svg:x="5.406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3.175cm" svg:height="2.54cm" svg:x="13.698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175cm" svg:height="2.54cm" svg:x="9.888cm" svg:y="3.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45cm" svg:height="2.032cm" svg:x="11.258cm" svg:y="3.7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052cm" svg:height="1.778cm" svg:x="12.013cm" svg:y="4.0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508cm" svg:x="11.1cm" svg:y="2.94cm">
          <text:p text:style-name="P4"><text:span text:style-name="T5">left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508cm" svg:x="14.91cm" svg:y="2.94cm">
          <text:p text:style-name="P4"><text:span text:style-name="T5">righ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27cm" svg:height="1.27cm" svg:x="3.04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75cm" svg:height="2.032cm" svg:x="13.954cm" svg:y="3.7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903cm" svg:height="1.778cm" svg:x="14.437cm" svg:y="4.048cm">
          <text:p/>
          <draw:enhanced-geometry svg:viewBox="0 0 21600 21600" draw:type="rectangle" draw:enhanced-path="M 0 0 L 21600 0 21600 21600 0 21600 0 0 Z N"/>
        </draw:custom-shape>
        <draw:path draw:style-name="gr22" draw:text-style-name="P12" draw:layer="layout" svg:width="1.513cm" svg:height="1.788cm" draw:transform="skewX (-0.364250214891217) rotate (-2.45271119782763) translate (14.7221918990201cm 4.70110437674887cm)" svg:viewBox="0 0 1514 1789" svg:d="M1514 1789c-1822-1-1490-1789-1490-1789">
          <text:p/>
        </draw:path>
        <draw:custom-shape draw:style-name="gr19" draw:text-style-name="P16" draw:layer="layout" svg:width="1.27cm" svg:height="1.27cm" svg:x="3.857cm" svg:y="1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3.11cm" svg:y="14.58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3.936cm" svg:y="14.5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3.182cm" svg:y="14.5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3.208cm" svg:y="14.561cm" svg:viewBox="0 0 683 30" svg:d="M0 30c70-18 195-30 342-30s271 12 341 30z">
          <text:p/>
        </draw:path>
        <draw:line draw:style-name="gr13" draw:text-style-name="P12" draw:layer="layout" svg:x1="3.54cm" svg:y1="14.966cm" svg:x2="6.461cm" svg:y2="12.045cm">
          <text:p/>
        </draw:line>
        <draw:line draw:style-name="gr13" draw:text-style-name="P12" draw:layer="layout" svg:x1="3.54cm" svg:y1="14.966cm" svg:x2="2.524cm" svg:y2="13.95cm">
          <text:p/>
        </draw:line>
        <draw:custom-shape draw:style-name="gr14" draw:text-style-name="P13" draw:layer="layout" svg:width="0.084cm" svg:height="0.084cm" svg:x="3.501cm" svg:y="1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5.015cm" svg:y="14.58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5.841cm" svg:y="14.5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5.087cm" svg:y="14.5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5.113cm" svg:y="14.562cm" svg:viewBox="0 0 683 30" svg:d="M0 30c70-18 195-30 342-30s271 12 341 30z">
          <text:p/>
        </draw:path>
        <draw:line draw:style-name="gr13" draw:text-style-name="P12" draw:layer="layout" svg:x1="5.445cm" svg:y1="14.966cm" svg:x2="6.461cm" svg:y2="13.95cm">
          <text:p/>
        </draw:line>
        <draw:line draw:style-name="gr13" draw:text-style-name="P12" draw:layer="layout" svg:x1="5.445cm" svg:y1="14.966cm" svg:x2="2.524cm" svg:y2="12.045cm">
          <text:p/>
        </draw:line>
        <draw:custom-shape draw:style-name="gr14" draw:text-style-name="P13" draw:layer="layout" svg:width="0.084cm" svg:height="0.084cm" svg:x="5.406cm" svg:y="14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5.445cm" svg:y1="14.97cm" svg:x2="5.127cm" svg:y2="12.625cm">
          <text:p/>
        </draw:line>
        <draw:line draw:style-name="gr23" draw:text-style-name="P12" draw:layer="layout" svg:x1="5.445cm" svg:y1="14.97cm" svg:x2="3.984cm" svg:y2="13.079cm">
          <text:p/>
        </draw:line>
        <draw:line draw:style-name="gr24" draw:text-style-name="P12" draw:layer="layout" svg:x1="3.54cm" svg:y1="14.97cm" svg:x2="5.006cm" svg:y2="13.079cm">
          <text:p/>
        </draw:line>
        <draw:line draw:style-name="gr24" draw:text-style-name="P12" draw:layer="layout" svg:x1="3.54cm" svg:y1="14.971cm" svg:x2="3.857cm" svg:y2="12.601cm">
          <text:p/>
        </draw:line>
        <draw:path draw:style-name="gr25" draw:text-style-name="P12" draw:layer="layout" svg:width="0.317cm" svg:height="0.108cm" draw:transform="skewX (-0.407883446191075) rotate (1.5378096039322) translate (5.00609885385616cm 13.0790798875814cm)" svg:viewBox="0 0 318 109" svg:d="M318 109c-199 0-318-109-318-109">
          <text:p/>
        </draw:path>
        <draw:path draw:style-name="gr25" draw:text-style-name="P12" draw:layer="layout" svg:width="0.317cm" svg:height="0.108cm" draw:transform="skewX (0.407883446191075) rotate (-1.537635071007) translate (3.9743487748637cm 12.7619826772136cm)" svg:viewBox="0 0 318 109" svg:d="M0 109c199 0 318-109 318-109">
          <text:p/>
        </draw:path>
        <draw:custom-shape draw:style-name="gr9" draw:text-style-name="P8" draw:layer="layout" svg:width="0.869cm" svg:height="0.633cm" svg:x="8.19cm" svg:y="14.58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9.016cm" svg:y="14.5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8.262cm" svg:y="14.5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8.288cm" svg:y="14.562cm" svg:viewBox="0 0 683 30" svg:d="M0 30c70-18 195-30 342-30s271 12 341 30z">
          <text:p/>
        </draw:path>
        <draw:line draw:style-name="gr13" draw:text-style-name="P12" draw:layer="layout" svg:x1="8.62cm" svg:y1="14.967cm" svg:x2="7.604cm" svg:y2="13.951cm">
          <text:p/>
        </draw:line>
        <draw:custom-shape draw:style-name="gr14" draw:text-style-name="P13" draw:layer="layout" svg:width="0.084cm" svg:height="0.084cm" svg:x="8.581cm" svg:y="1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10.095cm" svg:y="14.5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10.921cm" svg:y="14.5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10.167cm" svg:y="14.5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10.193cm" svg:y="14.563cm" svg:viewBox="0 0 683 30" svg:d="M0 30c70-18 195-30 342-30s271 12 341 30z">
          <text:p/>
        </draw:path>
        <draw:line draw:style-name="gr13" draw:text-style-name="P12" draw:layer="layout" svg:x1="10.525cm" svg:y1="14.967cm" svg:x2="11.541cm" svg:y2="13.951cm">
          <text:p/>
        </draw:line>
        <draw:line draw:style-name="gr13" draw:text-style-name="P12" draw:layer="layout" svg:x1="10.525cm" svg:y1="14.967cm" svg:x2="7.604cm" svg:y2="12.046cm">
          <text:p/>
        </draw:line>
        <draw:custom-shape draw:style-name="gr14" draw:text-style-name="P13" draw:layer="layout" svg:width="0.084cm" svg:height="0.084cm" svg:x="10.486cm" svg:y="1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2.286cm" svg:height="0.127cm" svg:x="7.985cm" svg:y="12.0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78cm" svg:height="0.127cm" svg:x="9.536cm" svg:y="13.0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508cm" svg:height="0.127cm" svg:x="9.255cm" svg:y="12.303cm">
          <text:p/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8.62cm" svg:y1="14.967cm" svg:x2="11.541cm" svg:y2="12.046cm">
          <text:p/>
        </draw:line>
        <draw:custom-shape draw:style-name="gr29" draw:text-style-name="P4" draw:layer="layout" svg:width="1.143cm" svg:height="1.778cm" svg:x="4.683cm" svg:y="21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27cm" svg:height="1.27cm" svg:x="5.381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4.634cm" svg:y="19.28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5.46cm" svg:y="19.2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4.706cm" svg:y="19.2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4.732cm" svg:y="19.262cm" svg:viewBox="0 0 683 30" svg:d="M0 30c70-18 195-30 342-30s271 12 341 30z">
          <text:p/>
        </draw:path>
        <draw:line draw:style-name="gr13" draw:text-style-name="P12" draw:layer="layout" svg:x1="5.064cm" svg:y1="19.667cm" svg:x2="7.985cm" svg:y2="16.746cm">
          <text:p/>
        </draw:line>
        <draw:line draw:style-name="gr13" draw:text-style-name="P12" draw:layer="layout" svg:x1="5.064cm" svg:y1="19.667cm" svg:x2="4.048cm" svg:y2="18.651cm">
          <text:p/>
        </draw:line>
        <draw:custom-shape draw:style-name="gr14" draw:text-style-name="P13" draw:layer="layout" svg:width="0.084cm" svg:height="0.084cm" svg:x="5.025cm" svg:y="1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6.539cm" svg:y="19.2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7.365cm" svg:y="19.2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6.611cm" svg:y="19.2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6.637cm" svg:y="19.263cm" svg:viewBox="0 0 683 30" svg:d="M0 30c70-18 195-30 342-30s271 12 341 30z">
          <text:p/>
        </draw:path>
        <draw:line draw:style-name="gr13" draw:text-style-name="P12" draw:layer="layout" svg:x1="6.969cm" svg:y1="19.667cm" svg:x2="7.985cm" svg:y2="18.651cm">
          <text:p/>
        </draw:line>
        <draw:line draw:style-name="gr13" draw:text-style-name="P12" draw:layer="layout" svg:x1="6.969cm" svg:y1="19.667cm" svg:x2="4.048cm" svg:y2="16.746cm">
          <text:p/>
        </draw:line>
        <draw:custom-shape draw:style-name="gr14" draw:text-style-name="P13" draw:layer="layout" svg:width="0.084cm" svg:height="0.084cm" svg:x="6.93cm" svg:y="1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969cm" svg:y1="19.671cm" svg:x2="6.651cm" svg:y2="17.326cm">
          <text:p/>
        </draw:line>
        <draw:line draw:style-name="gr23" draw:text-style-name="P12" draw:layer="layout" svg:x1="6.969cm" svg:y1="19.671cm" svg:x2="5.508cm" svg:y2="17.78cm">
          <text:p/>
        </draw:line>
        <draw:line draw:style-name="gr24" draw:text-style-name="P12" draw:layer="layout" svg:x1="5.064cm" svg:y1="19.671cm" svg:x2="6.53cm" svg:y2="17.78cm">
          <text:p/>
        </draw:line>
        <draw:line draw:style-name="gr24" draw:text-style-name="P12" draw:layer="layout" svg:x1="5.064cm" svg:y1="19.672cm" svg:x2="5.381cm" svg:y2="17.302cm">
          <text:p/>
        </draw:line>
        <draw:path draw:style-name="gr25" draw:text-style-name="P12" draw:layer="layout" svg:width="0.317cm" svg:height="0.108cm" draw:transform="skewX (-0.407883446191075) rotate (1.5378096039322) translate (6.53009885385616cm 17.7800798875814cm)" svg:viewBox="0 0 318 109" svg:d="M318 109c-199 0-318-109-318-109">
          <text:p/>
        </draw:path>
        <draw:path draw:style-name="gr25" draw:text-style-name="P12" draw:layer="layout" svg:width="0.317cm" svg:height="0.108cm" draw:transform="skewX (0.407883446191075) rotate (-1.537635071007) translate (5.4983487748637cm 17.4629826772136cm)" svg:viewBox="0 0 318 109" svg:d="M0 109c199 0 318-109 318-109">
          <text:p/>
        </draw:path>
        <draw:custom-shape draw:style-name="gr30" draw:text-style-name="P18" draw:layer="layout" svg:width="0.381cm" svg:height="1.778cm" svg:x="4.683cm" svg:y="21.5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143cm" svg:height="1.778cm" svg:x="6.334cm" svg:y="21.57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381cm" svg:height="1.778cm" svg:x="7.123cm" svg:y="21.5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175cm" svg:height="2.54cm" svg:x="2.778cm" svg:y="21.0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175cm" svg:height="2.54cm" svg:x="6.207cm" svg:y="21.0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37:37.115587000</meta:creation-date>
    <dc:date>2016-09-25T10:56:50.884406000</dc:date>
    <meta:editing-duration>P2DT14H55M49S</meta:editing-duration>
    <meta:editing-cycles>12</meta:editing-cycles>
    <meta:generator>LibreOffice/5.2.1.2$MacOSX_X86_64 LibreOffice_project/31dd62db80d4e60af04904455ec9c9219178d620</meta:generator>
    <meta:document-statistic meta:object-count="120"/>
  </office:meta>
</office:document-meta>
</file>